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24" style:family="table-column">
      <style:table-column-properties fo:break-before="auto" style:column-width="0.711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5.2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10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10:06:05.648792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2-09T10:16:17.323749372</dc:date>
    <meta:editing-duration>P4DT22H4M27S</meta:editing-duration>
    <meta:editing-cycles>738</meta:editing-cycles>
    <meta:document-statistic meta:table-count="10" meta:cell-count="1814" meta:object-count="0"/>
  </office:meta>
</office:document-meta>
</file>